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d15" officeooo:paragraph-rsid="00134d15"/>
    </style:style>
    <style:style style:name="T1" style:family="text">
      <style:text-properties officeooo:rsid="00145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is Version control system or Source code manager?</text:p>
      <text:p text:style-name="P1">2. Benefits of VCS or SCM?</text:p>
      <text:p text:style-name="P1">3. What is Git?</text:p>
      <text:p text:style-name="P1">4. Diffrence between Git and SVN?</text:p>
      <text:p text:style-name="P1">5. Two types of git authentication?</text:p>
      <text:p text:style-name="P1">6. Branches in Git and their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0:24:05.618500869</meta:creation-date>
    <dc:date>2017-03-12T15:16:09.970433372</dc:date>
    <meta:editing-duration>PT11M43S</meta:editing-duration>
    <meta:editing-cycles>1</meta:editing-cycles>
    <meta:document-statistic meta:table-count="0" meta:image-count="0" meta:object-count="0" meta:page-count="1" meta:paragraph-count="6" meta:word-count="38" meta:character-count="195" meta:non-whitespace-character-count="162"/>
    <meta:generator>LibreOffice/5.1.6.2$Linux_X86_64 LibreOffice_project/10m0$Build-2</meta:generator>
  </office:meta>
</office:document-meta>
</file>